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color="#ff0000" loext:opacity="100%" style:font-name="Times New Roman" officeooo:paragraph-rsid="0034a06f"/>
    </style:style>
    <style:style style:name="P7" style:family="paragraph" style:parent-style-name="Table_20_Contents">
      <style:paragraph-properties fo:text-align="justify" style:justify-single-word="false"/>
      <style:text-properties fo:color="#ff0000" loext:opacity="100%" officeooo:rsid="0034a06f" officeooo:paragraph-rsid="0034a06f"/>
    </style:style>
    <style:style style:name="P8" style:family="paragraph" style:parent-style-name="Table_20_Contents">
      <style:paragraph-properties fo:text-align="justify" style:justify-single-word="false"/>
      <style:text-properties fo:color="#ff0000" loext:opacity="100%" officeooo:rsid="00338593" officeooo:paragraph-rsid="00338593"/>
    </style:style>
    <style:style style:name="P9" style:family="paragraph" style:parent-style-name="Table_20_Contents">
      <style:paragraph-properties fo:text-align="justify" style:justify-single-word="false"/>
      <style:text-properties fo:color="#ff0000" loext:opacity="100%" officeooo:rsid="00338593" officeooo:paragraph-rsid="0034a06f"/>
    </style:style>
    <style:style style:name="P10" style:family="paragraph" style:parent-style-name="Table_20_Contents">
      <style:paragraph-properties fo:text-align="justify" style:justify-single-word="false"/>
      <style:text-properties fo:color="#ff0000" loext:opacity="100%" officeooo:rsid="0035af35" officeooo:paragraph-rsid="0035af35"/>
    </style:style>
    <style:style style:name="P11" style:family="paragraph" style:parent-style-name="Table_20_Contents">
      <style:paragraph-properties fo:text-align="justify" style:justify-single-word="false"/>
      <style:text-properties fo:color="#c9211e" loext:opacity="100%" style:font-name="Times New Roman" fo:font-size="14pt" officeooo:rsid="00306f46" officeooo:paragraph-rsid="00306f46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color="#ff0000" loext:opacity="100%" officeooo:rsid="0034a06f" officeooo:paragraph-rsid="0034a06f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810fb1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2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5" style:family="paragraph" style:parent-style-name="Standard" style:list-style-name="L7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7" style:family="paragraph" style:parent-style-name="Standard" style:list-style-name="L8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dc31" officeooo:paragraph-rsid="0073dc31" style:font-size-asian="14pt" style:font-size-complex="14pt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68035" officeooo:paragraph-rsid="00768035" style:font-size-asian="14pt" style:font-size-complex="14pt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3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35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dbbed" officeooo:paragraph-rsid="007dbbed" style:font-size-asian="14pt" style:font-size-complex="14pt"/>
    </style:style>
    <style:style style:name="P36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7e213" officeooo:paragraph-rsid="0077e213" style:font-size-asian="14pt" style:font-size-complex="14pt"/>
    </style:style>
    <style:style style:name="P37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c87e9" officeooo:paragraph-rsid="007c87e9" style:font-size-asian="14pt" style:font-size-complex="14pt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4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14902" officeooo:paragraph-rsid="00714902" style:font-size-asian="14pt" style:font-size-complex="14pt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714902" style:font-size-asian="14pt" style:font-size-complex="14pt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4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4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ff020" officeooo:paragraph-rsid="006ff020" style:font-size-asian="14pt" style:font-size-complex="14pt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5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5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5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0ccf" officeooo:paragraph-rsid="00730ccf" style:font-size-asian="14pt" style:font-size-complex="14pt"/>
    </style:style>
    <style:style style:name="P5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5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5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5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6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67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officeooo:rsid="00337712" officeooo:paragraph-rsid="00337712"/>
    </style:style>
    <style:style style:name="P69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337712" officeooo:paragraph-rsid="00337712" style:font-size-asian="14pt" style:font-size-complex="14pt"/>
    </style:style>
    <style:style style:name="P70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72" style:family="paragraph" style:parent-style-name="Standard" style:list-style-name="L5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73" style:family="paragraph" style:parent-style-name="Standard" style:list-style-name="L7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74d127" officeooo:paragraph-rsid="0074d127" style:font-size-asian="14pt" style:font-size-complex="14pt"/>
    </style:style>
    <style:style style:name="P74" style:family="paragraph" style:parent-style-name="Standard" style:list-style-name="L9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font-variant="normal" fo:text-transform="none" fo:letter-spacing="normal" fo:font-style="normal" fo:font-weight="normal" officeooo:rsid="0083b66d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officeooo:rsid="00330a62" style:font-size-asian="14pt" style:font-size-complex="14pt"/>
    </style:style>
    <style:style style:name="T10" style:family="text">
      <style:text-properties style:font-name="Times New Roman" fo:font-size="14pt" fo:language="ru" fo:country="RU" officeooo:rsid="001f1184" style:font-size-asian="14pt" style:font-size-complex="14pt"/>
    </style:style>
    <style:style style:name="T11" style:family="text">
      <style:text-properties style:font-name="Times New Roman" fo:font-size="14pt" fo:language="ru" fo:country="RU" officeooo:rsid="002be8cb" style:font-size-asian="14pt" style:font-size-complex="14pt"/>
    </style:style>
    <style:style style:name="T12" style:family="text">
      <style:text-properties style:font-name="Times New Roman" fo:font-size="14pt" fo:language="ru" fo:country="RU" officeooo:rsid="00810fb1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5c4ec3"/>
    </style:style>
    <style:style style:name="T15" style:family="text">
      <style:text-properties fo:language="en" fo:country="US" officeooo:rsid="0083b66d"/>
    </style:style>
    <style:style style:name="T16" style:family="text">
      <style:text-properties officeooo:rsid="0034a06f"/>
    </style:style>
    <style:style style:name="T17" style:family="text">
      <style:text-properties officeooo:rsid="0022d6e4"/>
    </style:style>
    <style:style style:name="T18" style:family="text">
      <style:text-properties officeooo:rsid="0038bd42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5813f7"/>
    </style:style>
    <style:style style:name="T21" style:family="text">
      <style:text-properties fo:color="#00a933" loext:opacity="100%" officeooo:rsid="005c4ec3"/>
    </style:style>
    <style:style style:name="T22" style:family="text">
      <style:text-properties fo:color="#00a933" loext:opacity="100%" officeooo:rsid="005e0052"/>
    </style:style>
    <style:style style:name="T23" style:family="text">
      <style:text-properties officeooo:rsid="0059c020"/>
    </style:style>
    <style:style style:name="T24" style:family="text">
      <style:text-properties officeooo:rsid="005b9677"/>
    </style:style>
    <style:style style:name="T25" style:family="text">
      <style:text-properties officeooo:rsid="005c4ec3"/>
    </style:style>
    <style:style style:name="T26" style:family="text">
      <style:text-properties officeooo:rsid="00631d78"/>
    </style:style>
    <style:style style:name="T27" style:family="text">
      <style:text-properties officeooo:rsid="0066a08c"/>
    </style:style>
    <style:style style:name="T28" style:family="text">
      <style:text-properties fo:color="#81d41a" loext:opacity="100%" officeooo:rsid="0059c020"/>
    </style:style>
    <style:style style:name="T29" style:family="text">
      <style:text-properties officeooo:rsid="006da7b3"/>
    </style:style>
    <style:style style:name="T30" style:family="text">
      <style:text-properties officeooo:rsid="006de62b"/>
    </style:style>
    <style:style style:name="T31" style:family="text">
      <style:text-properties officeooo:rsid="00714902"/>
    </style:style>
    <style:style style:name="T32" style:family="text">
      <style:text-properties officeooo:rsid="0073dc31"/>
    </style:style>
    <style:style style:name="T33" style:family="text">
      <style:text-properties officeooo:rsid="007a2f59"/>
    </style:style>
    <style:style style:name="T34" style:family="text">
      <style:text-properties officeooo:rsid="00810fb1"/>
    </style:style>
    <style:style style:name="T35" style:family="text">
      <style:text-properties fo:color="#ff0000" loext:opacity="100%" officeooo:rsid="002be8cb"/>
    </style:style>
    <style:style style:name="T36" style:family="text">
      <style:text-properties fo:color="#ff0000" loext:opacity="100%" officeooo:rsid="00810fb1"/>
    </style:style>
    <style:style style:name="T37" style:family="text">
      <style:text-properties fo:color="#ff0000" loext:opacity="100%" officeooo:rsid="0022d6e4"/>
    </style:style>
    <style:style style:name="T38" style:family="text">
      <style:text-properties fo:color="#ff0000" loext:opacity="100%" style:text-underline-style="solid" style:text-underline-width="auto" style:text-underline-color="font-color" officeooo:rsid="002be8cb"/>
    </style:style>
    <style:style style:name="T39" style:family="text">
      <style:text-properties fo:color="#ff0000" loext:opacity="100%" style:text-underline-style="solid" style:text-underline-width="auto" style:text-underline-color="font-color" officeooo:rsid="00810fb1"/>
    </style:style>
    <style:style style:name="T40" style:family="text">
      <style:text-properties fo:color="#ff0000" loext:opacity="100%" style:text-underline-style="solid" style:text-underline-width="auto" style:text-underline-color="font-color" officeooo:rsid="0022d6e4"/>
    </style:style>
    <style:style style:name="T41" style:family="text">
      <style:text-properties fo:color="#ff0000" loext:opacity="100%" style:text-underline-style="none" officeooo:rsid="002be8cb"/>
    </style:style>
    <style:style style:name="T42" style:family="text">
      <style:text-properties fo:color="#ff0000" loext:opacity="100%" style:text-underline-style="none" officeooo:rsid="00810fb1"/>
    </style:style>
    <style:style style:name="T43" style:family="text">
      <style:text-properties fo:color="#ff0000" loext:opacity="100%" style:text-underline-style="none" officeooo:rsid="0022d6e4"/>
    </style:style>
    <style:style style:name="T44" style:family="text">
      <style:text-properties officeooo:rsid="0081fc57"/>
    </style:style>
    <style:style style:name="T45" style:family="text">
      <style:text-properties officeooo:rsid="00839f85"/>
    </style:style>
    <style:style style:name="T46" style:family="text">
      <style:text-properties officeooo:rsid="0083a45f"/>
    </style:style>
    <style:style style:name="T47" style:family="text">
      <style:text-properties officeooo:rsid="0083b66d"/>
    </style:style>
    <style:style style:name="T48" style:family="text">
      <style:text-properties style:text-underline-style="none" officeooo:rsid="002be8cb"/>
    </style:style>
    <style:style style:name="T49" style:family="text">
      <style:text-properties style:text-underline-style="none" officeooo:rsid="00810fb1"/>
    </style:style>
    <style:style style:name="T50" style:family="text">
      <style:text-properties style:text-underline-style="none" officeooo:rsid="0022d6e4"/>
    </style:style>
    <style:style style:name="T51" style:family="text">
      <style:text-properties fo:color="#c9211e" loext:opacity="100%" style:text-underline-style="none" officeooo:rsid="002be8cb"/>
    </style:style>
    <style:style style:name="T52" style:family="text">
      <style:text-properties fo:color="#c9211e" loext:opacity="100%" style:text-underline-style="none" officeooo:rsid="00810fb1"/>
    </style:style>
    <style:style style:name="T53" style:family="text">
      <style:text-properties fo:color="#c9211e" loext:opacity="100%" style:text-underline-style="none" officeooo:rsid="0022d6e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6393286" text:style-name="L1">
        <text:list-item>
          <text:p text:style-name="P13">Общие сведения.</text:p>
          <text:p text:style-name="P17">Разработка <text:span text:style-name="T1">программного модуля</text:span> <text:span text:style-name="T34">учёта и контроля деятельности работников</text:span> для ООО «Бизнес решения». <text:span text:style-name="T1">Срок выполнения работ 00.00.2023 — 00.00.2023.</text:span></text:p>
          <text:p text:style-name="P17"/>
        </text:list-item>
        <text:list-item>
          <text:p text:style-name="P14">Цели и назначения создания автоматизированной системы <text:span text:style-name="T2">(программного модуля) <text:s/></text:span><text:span text:style-name="T34">учёта и контроля деятельности работников</text:span><text:span text:style-name="T17">.</text:span></text:p>
          <text:p text:style-name="P18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8"/>
          <text:p text:style-name="P19">В рамках проекта автоматизируется информационно-аналитическая деятельность в следующих процессах: <text:s/></text:p>
        </text:list-item>
      </text:list>
      <text:list xml:id="list2525815370" text:style-name="L2">
        <text:list-item>
          <text:list>
            <text:list-item>
              <text:p text:style-name="P59"><text:span text:style-name="T34">просмотр статуса работника</text:span>;</text:p>
            </text:list-item>
            <text:list-item>
              <text:p text:style-name="P60"><text:span text:style-name="T34">выдача заданий работникам</text:span>;</text:p>
            </text:list-item>
            <text:list-item>
              <text:p text:style-name="P61"><text:span text:style-name="T34">предоставление сроков работы задач работникам</text:span>.</text:p>
            </text:list-item>
          </text:list>
        </text:list-item>
      </text:list>
      <text:p text:style-name="P4"/>
      <text:list xml:id="list103819842866754" text:continue-numbering="true" text:style-name="L2">
        <text:list-header>
          <text:p text:style-name="P62">Программный модуль <text:span text:style-name="T34">учёта и деятельности</text:span> создаётся с целью:</text:p>
          <text:list text:continue-numbering="true">
            <text:list-item>
              <text:p text:style-name="P63">повышение качества <text:span text:style-name="T45">выполнения работы </text:span><text:s/>(полноты, точности, достоверности, своевременности);</text:p>
            </text:list-item>
            <text:list-item>
              <text:p text:style-name="P63">создание единой системы отчётности по показателям деятельности;</text:p>
            </text:list-item>
            <text:list-item>
              <text:p text:style-name="P63">обеспечение сбора и первичной обработки исходной информации, необходимой <text:span text:style-name="T45">для распределения между сотрудниками</text:span>;</text:p>
            </text:list-item>
            <text:list-item>
              <text:p text:style-name="P63">облегчения <text:span text:style-name="T45">учёта работы сотрудников</text:span>.</text:p>
            </text:list-item>
          </text:list>
        </text:list-header>
      </text:list>
      <text:p text:style-name="P5"/>
      <text:p text:style-name="P5"/>
      <text:p text:style-name="P5"/>
      <text:p text:style-name="P5"/>
      <text:p text:style-name="P5"/>
      <text:list xml:id="list103820082081758" text:continue-list="list2706393286" text:style-name="L1">
        <text:list-item>
          <text:p text:style-name="P15">Характеристика <text:span text:style-name="T18">программного модуля </text:span><text:span text:style-name="T34">учёта и деятельности работников</text:span><text:span text:style-name="T17">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ext:soft-page-break/>
        <table:table-row table:style-name="TableLine2479260098176">
          <table:table-cell table:style-name="Таблица1.A1" office:value-type="string">
            <text:p text:style-name="P11">Структурное подразделение</text:p>
          </table:table-cell>
          <table:table-cell table:style-name="Таблица1.A1" office:value-type="string">
            <text:p text:style-name="P11">Наименование процесса<text:span text:style-name="T45">ё</text:span></text:p>
          </table:table-cell>
          <table:table-cell table:style-name="Таблица1.A1" office:value-type="string">
            <text:p text:style-name="P11">Возможность автоматизации</text:p>
          </table:table-cell>
          <table:table-cell table:style-name="Таблица1.D1" office:value-type="string">
            <text:p text:style-name="P1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1">Отдел услуг</text:p>
          </table:table-cell>
          <table:table-cell table:style-name="Таблица1.A2" office:value-type="string">
            <text:p text:style-name="P1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1">Возможна</text:p>
          </table:table-cell>
          <table:table-cell table:style-name="Таблица1.D2" office:value-type="string">
            <text:p text:style-name="P1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1">Отдела продаж</text:p>
          </table:table-cell>
          <table:table-cell table:style-name="Таблица1.A2" office:value-type="string">
            <text:p text:style-name="P1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1">Возможна</text:p>
          </table:table-cell>
          <table:table-cell table:style-name="Таблица1.D2" office:value-type="string">
            <text:p text:style-name="P11">Будет автоматизирован</text:p>
          </table:table-cell>
        </table:table-row>
      </table:table>
      <text:p text:style-name="P1"/>
      <text:list xml:id="list103820241291592" text:continue-numbering="true" text:style-name="L1">
        <text:list-item>
          <text:p text:style-name="P15">Требования к автоматизированной системе <text:span text:style-name="T2">(программному модулю) <text:s/></text:span><text:span text:style-name="T34">учёта и деятельности работников</text:span><text:span text:style-name="T17">.</text:span></text:p>
          <text:p text:style-name="P20">Программный модуль должен поддерживать следующие режимы функционирования:</text:p>
        </text:list-item>
      </text:list>
      <text:list xml:id="list252470151" text:style-name="L3">
        <text:list-item>
          <text:list>
            <text:list-item>
              <text:p text:style-name="P21">Режим администрирования программного модуля, в котором подсистемы выполняют <text:span text:style-name="T46">весь</text:span> набор функций.</text:p>
            </text:list-item>
          </text:list>
        </text:list-item>
      </text:list>
      <text:p text:style-name="P1"/>
      <text:list xml:id="list103821482801702" text:continue-list="list103820241291592" text:style-name="L1">
        <text:list-item>
          <text:p text:style-name="P58"><text:span text:style-name="T10">Состав и содержание работ по созданию автоматизированной системы </text:span><text:span text:style-name="T11">(программного модуля) </text:span><text:span text:style-name="T12">учёта и деятельности работников</text:span><text:span text:style-name="T11">.</text:span></text:p>
          <text:p text:style-name="P68"><text:span text:style-name="T9">Р</text:span><text:span text:style-name="T8">аботы по созданию программного модуля выполняются в три этапа:</text:span></text:p>
        </text:list-item>
      </text:list>
      <text:list xml:id="list3807328316" text:style-name="L4">
        <text:list-item>
          <text:p text:style-name="P69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69">Разработка рабочей документации. Адаптация программ (продолжительность — <text:span text:style-name="T47">Х</text:span> месяцев)</text:p>
        </text:list-item>
        <text:list-item>
          <text:p text:style-name="P69">Ввод в действие (продолжительность — <text:span text:style-name="T47">Х</text:span> месяцев).</text:p>
          <text:p text:style-name="P70"/>
        </text:list-item>
      </text:list>
      <text:p text:style-name="P1"/>
      <text:p text:style-name="P1"/>
      <text:list xml:id="list103821638763574" text:continue-list="list103821482801702" text:style-name="L1">
        <text:list-item>
          <text:p text:style-name="P15">Порядок разработки автоматизированной системы <text:span text:style-name="T2">(программного </text:span><text:span text:style-name="T48">модуля) </text:span><text:span text:style-name="T49">учёта и деятельности работников</text:span><text:span text:style-name="T50">.</text:span></text:p>
          <text:list>
            <text:list-item>
              <text:p text:style-name="P71"><text:soft-page-break/>Виды и объём испытаний системы</text:p>
            </text:list-item>
          </text:list>
        </text:list-item>
      </text:list>
      <text:list xml:id="list2219472269" text:style-name="L5">
        <text:list-item>
          <text:list>
            <text:list-item>
              <text:list>
                <text:list-item>
                  <text:p text:style-name="P72">Предварительные испытания</text:p>
                </text:list-item>
                <text:list-item>
                  <text:p text:style-name="P72">Опытная эксплуатация</text:p>
                </text:list-item>
                <text:list-item>
                  <text:p text:style-name="P72">Приёмочные испытания</text:p>
                </text:list-item>
              </text:list>
            </text:list-item>
          </text:list>
        </text:list-item>
      </text:list>
      <text:list xml:id="list103819826142649" text:continue-list="list103821638763574" text:style-name="L1">
        <text:list-item>
          <text:list>
            <text:list-item>
              <text:p text:style-name="P71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479260095456">
          <table:table-cell table:style-name="Таблица2.A1" office:value-type="string">
            <text:p text:style-name="P8">Стадия испытаний</text:p>
          </table:table-cell>
          <table:table-cell table:style-name="Таблица2.A1" office:value-type="string">
            <text:p text:style-name="P8">Участники испытаний</text:p>
          </table:table-cell>
          <table:table-cell table:style-name="Таблица2.A1" office:value-type="string">
            <text:p text:style-name="P8">Место и срок проведения</text:p>
          </table:table-cell>
          <table:table-cell table:style-name="Таблица2.A1" office:value-type="string">
            <text:p text:style-name="P8">Порядок согласования документации</text:p>
          </table:table-cell>
          <table:table-cell table:style-name="Таблица2.E1" office:value-type="string">
            <text:p text:style-name="P8">Статус приёмочной комиссии</text:p>
          </table:table-cell>
        </table:table-row>
        <table:table-row table:style-name="TableLine2479260101168">
          <table:table-cell table:style-name="Таблица2.A2" office:value-type="string">
            <text:p text:style-name="P8">Предварительные испытания</text:p>
          </table:table-cell>
          <table:table-cell table:style-name="Таблица2.A2" office:value-type="string">
            <text:p text:style-name="P8">Организация Заказчика и Разработчика</text:p>
          </table:table-cell>
          <table:table-cell table:style-name="Таблица2.A2" office:value-type="string">
            <text:p text:style-name="P8">На территории Заказчика с <text:span text:style-name="T13">dd.mm.yyyy </text:span><text:span text:style-name="T7">по <text:s/></text:span><text:span text:style-name="T13">dd.mm.yyyy</text:span></text:p>
          </table:table-cell>
          <table:table-cell table:style-name="Таблица2.A2" office:value-type="string">
            <text:p text:style-name="P7">Проведение предварительных испытаний. Фиксирование выявленных неполадок в Протоколе испытаний.</text:p>
            <text:p text:style-name="P7">Устранение выявленных неполадок. Принятие решения о возможности передачи программного модуля в опытную эксплуатаци.</text:p>
            <text:p text:style-name="P7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8">Экспертная группа</text:p>
          </table:table-cell>
        </table:table-row>
        <table:table-row table:style-name="TableLine2479260101984">
          <table:table-cell table:style-name="Таблица2.A2" office:value-type="string">
            <text:p text:style-name="P7">Опытная эксплуатация</text:p>
          </table:table-cell>
          <table:table-cell table:style-name="Таблица2.A2" office:value-type="string">
            <text:p text:style-name="P7">Организации Заказчика и Разработчкиа</text:p>
          </table:table-cell>
          <table:table-cell table:style-name="Таблица2.A2" office:value-type="string">
            <text:p text:style-name="P9">На территории Заказчика с <text:span text:style-name="T13">dd.mm.yyyy </text:span><text:span text:style-name="T7">по <text:s/></text:span><text:span text:style-name="T13">dd.mm.yyyy</text:span></text:p>
          </table:table-cell>
          <table:table-cell table:style-name="Таблица2.A2" office:value-type="string">
            <text:p text:style-name="P7">Проведение опытной эксплуатации. Фиксирование выявленных неполадок в Протоколе испытаний.</text:p>
            <text:p text:style-name="P7">Устранение выявленных неполадок. Проверка устранения <text:soft-page-break/>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7">Группа тестирования</text:p>
          </table:table-cell>
        </table:table-row>
        <table:table-row table:style-name="TableLine2479260102256">
          <table:table-cell table:style-name="Таблица2.A2" office:value-type="string">
            <text:p text:style-name="P7">Приёмочные испытания</text:p>
          </table:table-cell>
          <table:table-cell table:style-name="Таблица2.A2" office:value-type="string">
            <text:p text:style-name="P7">Организации Заказчика и Разработчика</text:p>
          </table:table-cell>
          <table:table-cell table:style-name="Таблица2.A2" office:value-type="string">
            <text:p text:style-name="P6"><text:span text:style-name="T16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10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10">Составление и подписание Акта о завершении приёмочных испытаний по передаче программного модуля в промышленную эксплуатацию. Оформление Акта завершения <text:soft-page-break/>работ.</text:p>
          </table:table-cell>
          <table:table-cell table:style-name="Таблица2.E2" office:value-type="string">
            <text:p text:style-name="P7"/>
          </table:table-cell>
        </table:table-row>
      </table:table>
      <text:p text:style-name="P2"/>
      <text:p text:style-name="P1"/>
      <text:list xml:id="list103821084906612" text:continue-numbering="true" text:style-name="L1">
        <text:list-item>
          <text:p text:style-name="P16">Требования к составу и содержанию работ по подготовке объекта автоматизации к вводу автоматизированной системы<text:span text:style-name="T2"> </text:span><text:span text:style-name="T44">учёта и деятельности работников </text:span>в действие.</text:p>
          <text:p text:style-name="P64">В перечень основных мероприятий включают:</text:p>
        </text:list-item>
      </text:list>
      <text:list xml:id="list809154071" text:style-name="L6">
        <text:list-item>
          <text:p text:style-name="P65">Технические мероприятия;</text:p>
          <text:list>
            <text:list-item>
              <text:p text:style-name="P66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66">осуществлена установка необходимого программного модуля;</text:p>
            </text:list-item>
            <text:list-item>
              <text:p text:style-name="P66">организованно необходимое сетевое взаимодействие.</text:p>
            </text:list-item>
          </text:list>
        </text:list-item>
        <text:list-item>
          <text:p text:style-name="P65">Организационные мероприятия;</text:p>
          <text:list>
            <text:list-item>
              <text:p text:style-name="P67">организация доступа к базам данных источников;</text:p>
            </text:list-item>
            <text:list-item>
              <text:p text:style-name="P22"><text:span text:style-name="T4">определение регламента информирования об изменениях структур систем-источников</text:span><text:span text:style-name="T6">.</text:span></text:p>
            </text:list-item>
          </text:list>
        </text:list-item>
      </text:list>
      <text:p text:style-name="Text_20_body"><text:line-break/></text:p>
      <text:p text:style-name="P1"/>
      <text:p text:style-name="P1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1"/>
      <text:p text:style-name="P1"/>
      <text:p text:style-name="P3">ЧТО ДОЛЖНА ДЕЛАТЬ ПРОГРАММА, ФУНКЦИОНА<text:span text:style-name="T33">Л</text:span></text:p>
      <text:list xml:id="list2640679572" text:style-name="L7">
        <text:list-item>
          <text:p text:style-name="P23">Перед началом работы необходимо авторизоваться;</text:p>
          <text:list>
            <text:list-item>
              <text:p text:style-name="P23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23">Функционал зависящий от роли пользователя;</text:p>
          <text:list>
            <text:list-item>
              <text:p text:style-name="P24">Пользователь (заказчик);</text:p>
              <text:list>
                <text:list-item>
                  <text:p text:style-name="P25">Просмотр списка продуктов.</text:p>
                  <text:list>
                    <text:list-item>
                      <text:p text:style-name="P24"><text:soft-page-break/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</text:p>
                    </text:list-item>
                    <text:list-item>
                      <text:p text:style-name="P24">Заказ</text:p>
                    </text:list-item>
                    <text:list-item>
                      <text:p text:style-name="P29">Добавление в избранное</text:p>
                    </text:list-item>
                  </text:list>
                </text:list-item>
                <text:list-item>
                  <text:p text:style-name="P24">Просмотр списка услуг</text:p>
                  <text:list>
                    <text:list-item>
                      <text:p text:style-name="P24"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а</text:p>
                    </text:list-item>
                    <text:list-item>
                      <text:p text:style-name="P24">Заказ</text:p>
                    </text:list-item>
                  </text:list>
                </text:list-item>
                <text:list-item>
                  <text:p text:style-name="P29">Просмотр избранного</text:p>
                </text:list-item>
                <text:list-item>
                  <text:p text:style-name="P30">Редактирование информации о себе</text:p>
                </text:list-item>
                <text:list-item>
                  <text:p text:style-name="P30">Просмотр истории заказов (статуса выполнения)</text:p>
                  <text:list>
                    <text:list-item>
                      <text:p text:style-name="P31">Фильтрация</text:p>
                    </text:list-item>
                    <text:list-item>
                      <text:p text:style-name="P31">Сортировка</text:p>
                    </text:list-item>
                    <text:list-item>
                      <text:p text:style-name="P31">Поиск</text:p>
                    </text:list-item>
                    <text:list-item>
                      <text:p text:style-name="P32">Отмена заказа</text:p>
                    </text:list-item>
                  </text:list>
                </text:list-item>
                <text:list-item>
                  <text:p text:style-name="P30">Просмотр истории предоставления услуг (статус<text:span text:style-name="T26">а</text:span> выполнения)</text:p>
                  <text:list>
                    <text:list-item>
                      <text:p text:style-name="P31">Фильтрация</text:p>
                    </text:list-item>
                    <text:list-item>
                      <text:p text:style-name="P31">Сортировка</text:p>
                    </text:list-item>
                    <text:list-item>
                      <text:p text:style-name="P31">Поиск</text:p>
                    </text:list-item>
                    <text:list-item>
                      <text:p text:style-name="P32">Отмена заказа</text:p>
                    </text:list-item>
                  </text:list>
                </text:list-item>
              </text:list>
            </text:list-item>
            <text:list-item>
              <text:p text:style-name="P33">Работник (редактор)</text:p>
              <text:list>
                <text:list-item>
                  <text:p text:style-name="P33">Все функции пользователя</text:p>
                </text:list-item>
                <text:list-item>
                  <text:p text:style-name="P33">Просмотр истории заказов продуктов <text:span text:style-name="T32">и услуг </text:span>всех пользователей</text:p>
                  <text:list>
                    <text:list-item>
                      <text:p text:style-name="P33">Редактирование данных о заказах <text:span text:style-name="T29">продукта</text:span></text:p>
                    </text:list-item>
                    <text:list-item>
                      <text:p text:style-name="P33">Возможность менять статус выполнения заказа</text:p>
                    </text:list-item>
                    <text:list-item>
                      <text:p text:style-name="P34">Возможность удаления (отмены<text:span text:style-name="T30">)</text:span> заказа</text:p>
                    </text:list-item>
                    <text:list-item>
                      <text:p text:style-name="P35"><text:soft-page-break/>Создание отчётов?</text:p>
                    </text:list-item>
                  </text:list>
                </text:list-item>
                <text:list-item>
                  <text:p text:style-name="P73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36">Работник (кладовщик)</text:p>
              <text:list>
                <text:list-item>
                  <text:p text:style-name="P36">Все функции пользователя</text:p>
                </text:list-item>
                <text:list-item>
                  <text:p text:style-name="P36">Просмотр информации о реализации товаров</text:p>
                  <text:list>
                    <text:list-item>
                      <text:p text:style-name="P36">Редактирование данных</text:p>
                    </text:list-item>
                    <text:list-item>
                      <text:p text:style-name="P36">Удаление данных</text:p>
                    </text:list-item>
                    <text:list-item>
                      <text:p text:style-name="P35">Создание отчётов?</text:p>
                    </text:list-item>
                  </text:list>
                </text:list-item>
              </text:list>
            </text:list-item>
            <text:list-item>
              <text:p text:style-name="P37">Администратор</text:p>
              <text:list>
                <text:list-item>
                  <text:p text:style-name="P37">Полный функционал</text:p>
                </text:list-item>
              </text:list>
            </text:list-item>
          </text:list>
        </text:list-item>
      </text:list>
      <text:list xml:id="list130524211" text:style-name="L8">
        <text:list-header>
          <text:p text:style-name="P26"/>
          <text:p text:style-name="P27">СУЩНОСТИ</text:p>
        </text:list-header>
      </text:list>
      <text:list xml:id="list1542973276" text:style-name="L9">
        <text:list-item>
          <text:p text:style-name="P38">Роли</text:p>
          <text:list>
            <text:list-item>
              <text:p text:style-name="P38">Идентификатор</text:p>
            </text:list-item>
            <text:list-item>
              <text:p text:style-name="P38">Название</text:p>
              <text:list>
                <text:list-item>
                  <text:p text:style-name="P39">Пользователь <text:span text:style-name="T27">(заказчик)</text:span></text:p>
                </text:list-item>
                <text:list-item>
                  <text:p text:style-name="P39">Администратор <text:span text:style-name="T28">(доступны все функции)</text:span></text:p>
                </text:list-item>
                <text:list-item>
                  <text:p text:style-name="P39">Работник</text:p>
                  <text:list>
                    <text:list-item>
                      <text:p text:style-name="P40">Кладовщик</text:p>
                    </text:list-item>
                    <text:list-item>
                      <text:p text:style-name="P40">Редактор? <text:span text:style-name="T14">(</text:span><text:span text:style-name="T25">что с названием?</text:span><text:span text:style-name="T14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T14">С</text:span><text:span text:style-name="T13">татус</text:span></text:p>
          <text:list>
            <text:list-item>
              <text:p text:style-name="P41">Идентификатор</text:p>
            </text:list-item>
            <text:list-item>
              <text:p text:style-name="P41">Название</text:p>
              <text:list>
                <text:list-item>
                  <text:p text:style-name="P42">Ожидает начала выполнения</text:p>
                </text:list-item>
                <text:list-item>
                  <text:p text:style-name="P42">В процессе</text:p>
                </text:list-item>
                <text:list-item>
                  <text:p text:style-name="P42">Выполнен</text:p>
                </text:list-item>
              </text:list>
            </text:list-item>
            <text:list-item>
              <text:p text:style-name="P41">Описание</text:p>
            </text:list-item>
          </text:list>
        </text:list-item>
        <text:list-item>
          <text:p text:style-name="P38">Пользователь</text:p>
          <text:list>
            <text:list-item>
              <text:p text:style-name="P44">Идентификатор</text:p>
            </text:list-item>
            <text:list-item>
              <text:p text:style-name="P28">Фамилия</text:p>
            </text:list-item>
            <text:list-item>
              <text:p text:style-name="P28">Имя</text:p>
            </text:list-item>
            <text:list-item>
              <text:p text:style-name="P28">Отчество</text:p>
            </text:list-item>
            <text:list-item>
              <text:p text:style-name="P28">Дата рождения</text:p>
            </text:list-item>
            <text:list-item>
              <text:p text:style-name="P28">Логин</text:p>
            </text:list-item>
            <text:list-item>
              <text:p text:style-name="P28">Пароль</text:p>
            </text:list-item>
            <text:list-item>
              <text:p text:style-name="P28">Роль</text:p>
            </text:list-item>
            <text:list-item>
              <text:p text:style-name="P28">Телефон</text:p>
            </text:list-item>
            <text:list-item>
              <text:p text:style-name="P57">E-Mail</text:p>
            </text:list-item>
            <text:list-item>
              <text:p text:style-name="P28">Дата регистрации</text:p>
            </text:list-item>
            <text:list-item>
              <text:p text:style-name="P45">Количество покупок товаров</text:p>
            </text:list-item>
            <text:list-item>
              <text:p text:style-name="P45">Количество оказанных услуг</text:p>
            </text:list-item>
          </text:list>
        </text:list-item>
        <text:list-item>
          <text:p text:style-name="P44"><text:soft-page-break/>Категория продукта</text:p>
          <text:list>
            <text:list-item>
              <text:p text:style-name="P44">Идентификатор</text:p>
            </text:list-item>
            <text:list-item>
              <text:p text:style-name="P44">Название</text:p>
              <text:list>
                <text:list-item>
                  <text:p text:style-name="P44">Бухгалтерия</text:p>
                </text:list-item>
                <text:list-item>
                  <text:p text:style-name="P44">Зарплата и управление</text:p>
                </text:list-item>
                <text:list-item>
                  <text:p text:style-name="P44">Торговля</text:p>
                </text:list-item>
                <text:list-item>
                  <text:p text:style-name="P44">Отраслевые решения</text:p>
                </text:list-item>
                <text:list-item>
                  <text:p text:style-name="P44">Лицензии</text:p>
                </text:list-item>
                <text:list-item>
                  <text:p text:style-name="P44">Управленческий учёт</text:p>
                </text:list-item>
                <text:list-item>
                  <text:p text:style-name="P44">Некоммерческие организации</text:p>
                </text:list-item>
              </text:list>
            </text:list-item>
            <text:list-item>
              <text:p text:style-name="P46">Дата появления?</text:p>
            </text:list-item>
          </text:list>
        </text:list-item>
        <text:list-item>
          <text:p text:style-name="P44">Продукт </text:p>
          <text:list>
            <text:list-item>
              <text:p text:style-name="P46">Идентификатор</text:p>
            </text:list-item>
            <text:list-item>
              <text:p text:style-name="P46">Идентификатор категории продукта</text:p>
            </text:list-item>
            <text:list-item>
              <text:p text:style-name="P46">Название</text:p>
            </text:list-item>
            <text:list-item>
              <text:p text:style-name="P47">Изображение</text:p>
            </text:list-item>
            <text:list-item>
              <text:p text:style-name="P46">Описание</text:p>
            </text:list-item>
            <text:list-item>
              <text:p text:style-name="P46">Стоимость</text:p>
            </text:list-item>
            <text:list-item>
              <text:p text:style-name="P46">Количество на складе?</text:p>
            </text:list-item>
            <text:list-item>
              <text:p text:style-name="P46">Скидка</text:p>
            </text:list-item>
            <text:list-item>
              <text:p text:style-name="P48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49">Услуга</text:p>
          <text:list>
            <text:list-item>
              <text:p text:style-name="P49">Идентификатор</text:p>
            </text:list-item>
            <text:list-item>
              <text:p text:style-name="P49">Название</text:p>
            </text:list-item>
            <text:list-item>
              <text:p text:style-name="P49">Описание</text:p>
            </text:list-item>
            <text:list-item>
              <text:p text:style-name="P49">Цена за час</text:p>
            </text:list-item>
            <text:list-item>
              <text:p text:style-name="P48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50">Заказы продуктов пользователя <text:span text:style-name="T23">(пользователь видит </text:span><text:span text:style-name="T24">только свои заказы, </text:span><text:soft-page-break/><text:span text:style-name="T24">редактор видит все заказы и </text:span><text:span text:style-name="T23">)</text:span></text:p>
          <text:list>
            <text:list-item>
              <text:p text:style-name="P50">Идентификатор</text:p>
            </text:list-item>
            <text:list-item>
              <text:p text:style-name="P50">Идентификатор продукта</text:p>
            </text:list-item>
            <text:list-item>
              <text:p text:style-name="P50">Кол-во продукта</text:p>
            </text:list-item>
            <text:list-item>
              <text:p text:style-name="P43">Дата заказа</text:p>
            </text:list-item>
            <text:list-item>
              <text:p text:style-name="P43"><text:span text:style-name="T31">Идентификатор с</text:span>татус<text:span text:style-name="T31">а</text:span> выполнения</text:p>
            </text:list-item>
            <text:list-item>
              <text:p text:style-name="P51">Дата завершения (только когда статус = выполнен)</text:p>
            </text:list-item>
          </text:list>
        </text:list-item>
        <text:list-item>
          <text:p text:style-name="P52">Заказы услуг пользователя</text:p>
          <text:list>
            <text:list-item>
              <text:p text:style-name="P52">Идентификатор</text:p>
            </text:list-item>
            <text:list-item>
              <text:p text:style-name="P52">Идентификатор услуги</text:p>
            </text:list-item>
            <text:list-item>
              <text:p text:style-name="P52">Дата заказа</text:p>
            </text:list-item>
            <text:list-item>
              <text:p text:style-name="P42"><text:span text:style-name="T31">Идентификатор с</text:span>татус<text:span text:style-name="T31">а</text:span> выполнения</text:p>
            </text:list-item>
            <text:list-item>
              <text:p text:style-name="P52">Дата завершения (только когда статус = выполнен)</text:p>
            </text:list-item>
          </text:list>
        </text:list-item>
        <text:list-item>
          <text:p text:style-name="P53">Избранные продукты пользователя</text:p>
          <text:list>
            <text:list-item>
              <text:p text:style-name="P53">Идентификатор</text:p>
            </text:list-item>
            <text:list-item>
              <text:p text:style-name="P53">Идентификатор продукта</text:p>
            </text:list-item>
            <text:list-item>
              <text:p text:style-name="P53">Идентификатор пользователя</text:p>
            </text:list-item>
            <text:list-item>
              <text:p text:style-name="P53">Дата добавления в избранное</text:p>
            </text:list-item>
          </text:list>
        </text:list-item>
        <text:list-item>
          <text:p text:style-name="P52"><text:span text:style-name="T19">Реализованные </text:span><text:span text:style-name="T20">продукты (продукт заносится сюда после того как статус выполнения заказа был установлен на ВЫПОЛНЕНО, </text:span><text:span text:style-name="T21">доступно роли кладовщика</text:span><text:span text:style-name="T20">)</text:span></text:p>
          <text:list>
            <text:list-item>
              <text:p text:style-name="P74">Идентификатор</text:p>
            </text:list-item>
            <text:list-item>
              <text:p text:style-name="P74">Идентификатор продукты</text:p>
            </text:list-item>
            <text:list-item>
              <text:p text:style-name="P54"><text:span text:style-name="T20">И</text:span><text:span text:style-name="T19">дентификатор пользователя</text:span></text:p>
            </text:list-item>
            <text:list-item>
              <text:p text:style-name="P74">Дата реализации (та же что и в таблице «Заказы продуктов пользователя»)</text:p>
            </text:list-item>
            <text:list-item>
              <text:p text:style-name="P74">Кол-во реализованных продуктов</text:p>
            </text:list-item>
          </text:list>
        </text:list-item>
        <text:list-item>
          <text:p text:style-name="P55"><text:span text:style-name="T19">Реализованные услуги (услуга заносится сюда после того как статус выполнения заказа был установлен на ВЫПОЛНЕНО, </text:span><text:span text:style-name="T22">доступно роли кладовщика?</text:span><text:span text:style-name="T19">)</text:span></text:p>
          <text:list>
            <text:list-item>
              <text:p text:style-name="P74"><text:soft-page-break/>Идентификатор</text:p>
            </text:list-item>
            <text:list-item>
              <text:p text:style-name="P74">Идентификатор услуги</text:p>
            </text:list-item>
            <text:list-item>
              <text:p text:style-name="P56"><text:span text:style-name="T19">Дата реализации </text:span><text:span text:style-name="T20">(та же что и в таблице «Заказы </text:span><text:span text:style-name="T19">услуги</text:span><text:span text:style-name="T20"> пользователя»)</text:span></text:p>
            </text:list-item>
            <text:list-item>
              <text:p text:style-name="P54"><text:span text:style-name="T20">И</text:span><text:span text:style-name="T19">дентификатор пользователя</text:span></text:p>
            </text:list-item>
          </text:list>
        </text:list-item>
      </text:list>
      <text:list xml:id="list103821593634333" text:continue-list="list130524211" text:style-name="L8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0:37:07.409000000</dc:date>
    <meta:editing-duration>PT4H11M39S</meta:editing-duration>
    <meta:editing-cycles>50</meta:editing-cycles>
    <meta:generator>LibreOffice/7.2.2.2$Windows_X86_64 LibreOffice_project/02b2acce88a210515b4a5bb2e46cbfb63fe97d56</meta:generator>
    <meta:document-statistic meta:table-count="2" meta:image-count="0" meta:object-count="0" meta:page-count="11" meta:paragraph-count="205" meta:word-count="1016" meta:character-count="7889" meta:non-whitespace-character-count="7221"/>
  </office:meta>
</office:document-meta>
</file>